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4.36pt"/>
    </style:style>
    <style:style style:name="co2" style:family="table-column">
      <style:table-column-properties fo:break-before="auto" style:column-width="137.65pt"/>
    </style:style>
    <style:style style:name="co3" style:family="table-column">
      <style:table-column-properties fo:break-before="auto" style:column-width="280.2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LCSC Part #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 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 C7 C6 C5 C4 C2 C23 C35 C15 C10 C39 C38 C37 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 C26 C24 </text:p>
          </table:table-cell>
          <table:table-cell office:value-type="string" calcext:value-type="string">
            <text:p>10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 C36 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45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 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6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 C12 C25 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5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9 C20 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1 C22 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0 C31 C27 C29 C28 C32 C3 C11 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4 C33 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 D3 D4 D1 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C344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6 D5 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 Q3 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20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 Q4 Q5 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15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 R2 R4 R5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 R11 R31 R32 R33 R28 R29 R34 R8 R1 R10 R12 R13 R14 R16 R40 R15 R17 R47 R48 R30 R49 R50 R42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 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 R6 R43 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3 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4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5 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6 R27 R7 R44 R45 R46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5 R36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9 R38 R37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 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 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3 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32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4 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C287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7 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 office:value-type="string" calcext:value-type="string">
            <text:p>C110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9 U8 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 office:value-type="string" calcext:value-type="string">
            <text:p>C6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0 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 office:value-type="string" calcext:value-type="string">
            <text:p>C85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1 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85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32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2 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Crystal:Crystal_SMD_5032-2Pin_5.0x3.2mm</text:p>
          </table:table-cell>
          <table:table-cell office:value-type="string" calcext:value-type="string">
            <text:p>C115962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EmergencyWake.A1:EmergencyWake.D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20:47:50.188156915</dc:date>
    <meta:editing-duration>PT8M32S</meta:editing-duration>
    <meta:editing-cycles>1</meta:editing-cycles>
    <meta:document-statistic meta:table-count="1" meta:cell-count="136" meta:object-count="0"/>
    <meta:generator>LibreOffice/5.1.6.2$Linux_X86_64 LibreOffice_project/10m0$Build-2</meta:generator>
  </office:meta>
</office:document-meta>
</file>